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2.704cm" fo:min-width="4.072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306cm" fo:min-width="4.326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306cm" fo:min-width="4.072cm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306cm" fo:min-width="9.914cm"/>
    </style:style>
    <style:style style:name="gr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306cm" fo:min-width="9.914cm"/>
    </style:style>
    <style:style style:name="gr6" style:family="graphic" style:parent-style-name="standard">
      <style:graphic-properties draw:fill="none" draw:fill-color="#66ffff" draw:textarea-horizontal-align="justify" draw:textarea-vertical-align="middle" draw:auto-grow-height="false" fo:min-height="1.814cm" fo:min-width="8.422cm"/>
    </style:style>
    <style:style style:name="gr7" style:family="graphic" style:parent-style-name="standard">
      <style:graphic-properties draw:fill="none" draw:fill-color="#99ff66" draw:textarea-horizontal-align="justify" draw:textarea-vertical-align="middle" draw:auto-grow-height="false" fo:min-height="1.906cm" fo:min-width="8.514cm"/>
    </style:style>
    <style:style style:name="gr8" style:family="graphic" style:parent-style-name="standard">
      <style:graphic-properties draw:fill="none" draw:fill-color="#ffff99" draw:textarea-horizontal-align="justify" draw:textarea-vertical-align="middle" draw:auto-grow-height="false" fo:min-height="1.906cm" fo:min-width="3.18cm"/>
    </style:style>
    <style:style style:name="gr9" style:family="graphic" style:parent-style-name="standard">
      <style:graphic-properties draw:fill="none" draw:fill-color="#eeeeee" draw:textarea-horizontal-align="justify" draw:textarea-vertical-align="middle" draw:auto-grow-height="false" fo:min-height="10.752cm" fo:min-width="2.374cm"/>
    </style:style>
    <style:style style:name="gr10" style:family="graphic" style:parent-style-name="standard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21cm" fo:min-width="1.992cm"/>
    </style:style>
    <style:style style:name="gr1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306cm" fo:min-width="18.296cm"/>
    </style:style>
    <style:style style:name="gr13" style:family="graphic" style:parent-style-name="standard">
      <style:graphic-properties draw:fill="none" draw:fill-color="#ffff99" draw:textarea-horizontal-align="justify" draw:textarea-vertical-align="middle" draw:auto-grow-height="false" fo:min-height="1.906cm" fo:min-width="16.896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paragraph-properties fo:text-align="center"/>
      <style:text-properties fo:color="#000000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66ffff"/>
      <style:paragraph-properties fo:text-align="center"/>
      <style:text-properties fo:color="#000000"/>
    </style:style>
    <style:style style:name="P4" style:family="paragraph">
      <loext:graphic-properties draw:fill="none" draw:fill-color="#99ff66"/>
      <style:paragraph-properties fo:text-align="center"/>
      <style:text-properties fo:color="#000000"/>
    </style:style>
    <style:style style:name="P5" style:family="paragraph">
      <loext:graphic-properties draw:fill="none" draw:fill-color="#ffff99"/>
      <style:paragraph-properties fo:text-align="center"/>
      <style:text-properties fo:color="#000000"/>
    </style:style>
    <style:style style:name="P6" style:family="paragraph">
      <loext:graphic-properties draw:fill="none" draw:fill-color="#eeeeee"/>
      <style:paragraph-properties fo:text-align="center"/>
      <style:text-properties fo:color="#000000"/>
    </style:style>
    <style:style style:name="P7" style:family="paragraph">
      <loext:graphic-properties draw:fill="none"/>
      <style:paragraph-properties fo:text-align="center"/>
      <style:text-properties fo:color="#000000"/>
    </style:style>
    <style:style style:name="P8" style:family="paragraph">
      <loext:graphic-properties draw:fill="none"/>
      <style:paragraph-properties fo:text-align="center"/>
      <style:text-properties fo:color="#000000" fo:font-size="10pt" style:font-size-asian="10pt" style:font-size-complex="10pt"/>
    </style:style>
    <style:style style:name="P9" style:family="paragraph">
      <loext:graphic-properties draw:fill-color="#ffffff"/>
    </style:style>
    <style:style style:name="T1" style:family="text">
      <style:text-properties fo:color="#000000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572cm" svg:height="12.954cm" svg:x="22.098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556cm" svg:x="1.524cm" svg:y="10.6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72cm" svg:height="3.556cm" svg:x="6.35cm" svg:y="10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556cm" svg:x="10.922cm" svg:y="10.6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72cm" svg:height="3.556cm" svg:x="15.748cm" svg:y="10.6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414cm" svg:height="3.556cm" svg:x="9.906cm" svg:y="6.0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414cm" svg:height="3.556cm" svg:x="9.906cm" svg:y="1.278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9.144cm" svg:height="2.286cm" svg:x="10.668cm" svg:y="2.04cm">
          <text:p text:style-name="P2"><text:span text:style-name="T1">Web app</text:span></text:p>
          <text:p text:style-name="P2"><text:span text:style-name="T2">User interaction: </text:span></text:p>
          <text:p text:style-name="P2"><text:span text:style-name="T2">display datasets, results, graph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9.144cm" svg:height="2.286cm" svg:x="10.668cm" svg:y="6.804cm">
          <text:p text:style-name="P2"><text:span text:style-name="T1">Controller</text:span></text:p>
          <text:p text:style-name="P2"><text:span text:style-name="T2">Select models, pre-processing pipeline </text:span></text:p>
          <text:p text:style-name="P2"><text:span text:style-name="T2">and parameters. Determines the best</text:span></text:p>
          <text:p text:style-name="P2"><text:span text:style-name="T2">Search strategy. Send instructions to worker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3.81cm" svg:height="2.286cm" svg:x="2.01cm" svg:y="11.176cm">
          <text:p text:style-name="P2"><text:span text:style-name="T1">Worker</text:span></text:p>
          <text:p text:style-name="P2"><text:span text:style-name="T2">pre-processing </text:span></text:p>
          <text:p text:style-name="P2"><text:span text:style-name="T2">and cross validation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3.81cm" svg:height="2.286cm" svg:x="16.15cm" svg:y="11.176cm">
          <text:p text:style-name="P2"><text:span text:style-name="T1">...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3.048cm" svg:height="11.176cm" svg:x="22.86cm" svg:y="2.286cm">
          <text:p text:style-name="P2"><text:span text:style-name="T1">Redis</text:span></text:p>
          <text:p text:style-name="P2"><text:span text:style-name="T1">Store</text:span></text:p>
          <text:p text:style-name="P2"><text:span text:style-name="T1"/></text:p>
          <text:p text:style-name="P2"><text:span text:style-name="T1">queue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7" draw:layer="layout" svg:x1="20.574cm" svg:y1="3.056cm" svg:x2="22.098cm" svg:y2="3.056cm">
          <text:p/>
        </draw:line>
        <draw:custom-shape draw:style-name="gr11" draw:text-style-name="P8" draw:layer="layout" svg:width="2.54cm" svg:height="0.508cm" svg:x="9.906cm" svg:y="1.278cm">
          <text:p text:style-name="P2"><text:span text:style-name="T3">Machin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2.54cm" svg:height="0.508cm" svg:x="9.907cm" svg:y="6.079cm">
          <text:p text:style-name="P2"><text:span text:style-name="T3">Machin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2.54cm" svg:height="0.508cm" svg:x="2.707cm" svg:y="13.779cm">
          <text:p text:style-name="P2"><text:span text:style-name="T3">Machin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2.54cm" svg:height="0.508cm" svg:x="7.308cm" svg:y="13.78cm">
          <text:p text:style-name="P2"><text:span text:style-name="T3">Machin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2.54cm" svg:height="0.508cm" svg:x="12.108cm" svg:y="13.78cm">
          <text:p text:style-name="P2"><text:span text:style-name="T3">Machine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2.54cm" svg:height="0.508cm" svg:x="16.808cm" svg:y="13.78cm">
          <text:p text:style-name="P2"><text:span text:style-name="T3">Machine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2.54cm" svg:height="0.508cm" svg:x="22.86cm" svg:y="1.27cm">
          <text:p text:style-name="P2"><text:span text:style-name="T3">Machine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7" draw:layer="layout" svg:x1="20.574cm" svg:y1="7.874cm" svg:x2="22.098cm" svg:y2="7.874cm">
          <text:p/>
        </draw:line>
        <draw:line draw:style-name="gr10" draw:text-style-name="P7" draw:layer="layout" svg:x1="20.32cm" svg:y1="12.446cm" svg:x2="21.844cm" svg:y2="12.446cm">
          <text:p/>
        </draw:line>
        <draw:custom-shape draw:style-name="gr12" draw:text-style-name="P1" draw:layer="layout" svg:width="18.796cm" svg:height="3.556cm" svg:x="1.524cm" svg:y="16.0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7.526cm" svg:height="2.286cm" svg:x="2.032cm" svg:y="16.51cm">
          <text:p text:style-name="P2"><text:span text:style-name="T1">Data</text:span></text:p>
          <text:p text:style-name="P2"><text:span text:style-name="T2">Data and results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2.54cm" svg:height="0.508cm" svg:x="12.446cm" svg:y="19.05cm">
          <text:p text:style-name="P2"><text:span text:style-name="T3">Machine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3.81cm" svg:height="2.286cm" svg:x="6.604cm" svg:y="11.176cm">
          <text:p text:style-name="P2"><text:span text:style-name="T1">Worker</text:span></text:p>
          <text:p text:style-name="P2"><text:span text:style-name="T2">pre-processing </text:span></text:p>
          <text:p text:style-name="P2"><text:span text:style-name="T2">and cross validation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3.81cm" svg:height="2.286cm" svg:x="11.411cm" svg:y="11.177cm">
          <text:p text:style-name="P2"><text:span text:style-name="T1">Worker</text:span></text:p>
          <text:p text:style-name="P2"><text:span text:style-name="T2">pre-processing </text:span></text:p>
          <text:p text:style-name="P2"><text:span text:style-name="T2">and cross validation</text:span></text:p>
          <draw:enhanced-geometry svg:viewBox="0 0 21600 21600" draw:path-stretchpoint-x="10800" draw:path-stretchpoint-y="10800" draw:text-areas="?f3 ?f4 ?f5 ?f6" draw:type="round-rectangle" draw:modifiers="2106.1652820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3465a4" draw:marker-start-width="0.2cm" draw:marker-start-center="false" draw:marker-end-width="0.2cm" draw:marker-end-center="false" draw:fill="solid" draw:fill-color="#729fcf" draw:textarea-horizontal-align="left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22:51:59.585550628</meta:creation-date>
    <dc:date>2017-10-17T23:25:39.004776755</dc:date>
    <meta:editing-duration>PT27M27S</meta:editing-duration>
    <meta:editing-cycles>6</meta:editing-cycles>
    <meta:generator>LibreOffice/5.1.6.2$Linux_X86_64 LibreOffice_project/10m0$Build-2</meta:generator>
    <meta:document-statistic meta:object-count="50"/>
  </office:meta>
</office:document-meta>
</file>